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list-style-name="L1">
      <style:text-properties officeooo:paragraph-rsid="00082932"/>
    </style:style>
    <style:style style:name="P2" style:family="paragraph" style:parent-style-name="Text_20_body" style:list-style-name="L1"/>
    <style:style style:name="P3" style:family="paragraph" style:parent-style-name="Text_20_body" style:list-style-name="L1">
      <style:text-properties officeooo:paragraph-rsid="00082932"/>
    </style:style>
    <style:style style:name="P4" style:family="paragraph" style:parent-style-name="Text_20_body" style:list-style-name="L1">
      <style:text-properties fo:color="#ce181e" officeooo:paragraph-rsid="00082932"/>
    </style:style>
    <style:style style:name="P5" style:family="paragraph" style:parent-style-name="Text_20_body" style:list-style-name="L1">
      <style:text-properties officeooo:rsid="00082932" officeooo:paragraph-rsid="00082932"/>
    </style:style>
    <style:style style:name="T1" style:family="text">
      <style:text-properties officeooo:rsid="000829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ftware Process Model – Inkrementiel / Iterativ</text:p>
      <text:list xml:id="list893476153" text:style-name="L1">
        <text:list-item>
          <text:p text:style-name="P4">What is Software Engineering (SE) a response to?</text:p>
          <text:list>
            <text:list-item>
              <text:p text:style-name="P3">complexity, failure</text:p>
            </text:list-item>
          </text:list>
        </text:list-item>
        <text:list-item>
          <text:p text:style-name="P3">What are SE process activities?</text:p>
          <text:list>
            <text:list-item>
              <text:p text:style-name="P3">Specification – defining what the system should do</text:p>
            </text:list-item>
            <text:list-item>
              <text:p text:style-name="P3">Design and implementation – defining the organization of the system and implementing the system;</text:p>
            </text:list-item>
            <text:list-item>
              <text:p text:style-name="P3">Validation <text:s/>– checking that it does what the customer wants;</text:p>
            </text:list-item>
            <text:list-item>
              <text:p text:style-name="P3">Evolution – changing the system in response to changing customer needs.</text:p>
            </text:list-item>
          </text:list>
        </text:list-item>
        <text:list-item>
          <text:p text:style-name="P3">What is a software process model</text:p>
          <text:list>
            <text:list-item>
              <text:p text:style-name="P1">an abstract representation of a process. It presents a description of a process from a particular perspective.</text:p>
              <text:p text:style-name="P1"/>
            </text:list-item>
          </text:list>
        </text:list-item>
        <text:list-item>
          <text:p text:style-name="P3">Name the 3 typical process models</text:p>
          <text:list>
            <text:list-item>
              <text:p text:style-name="P3">Waterfall model (plan-driven)</text:p>
            </text:list-item>
            <text:list-item>
              <text:p text:style-name="P3">Incremental model (plan-driven, agile or mix)</text:p>
            </text:list-item>
            <text:list-item>
              <text:p text:style-name="P3">Integration &amp; configurations model (reuse)</text:p>
            </text:list-item>
          </text:list>
        </text:list-item>
        <text:list-item>
          <text:p text:style-name="P2">Describe the incremental/iterative model</text:p>
          <text:list>
            <text:list-item>
              <text:p text:style-name="P3">Specification, development and validation are interleaved. May be plan-driven or agile.</text:p>
            </text:list-item>
          </text:list>
        </text:list-item>
        <text:list-item>
          <text:p text:style-name="P2">Can it be both plandriven and agile?</text:p>
          <text:list>
            <text:list-item>
              <text:p text:style-name="P5">Yes. In plandriven you cut a predicive waterfall plan into slices, In iterative you work in fixed timeboxes and regularly update the full backlog for the project</text:p>
            </text:list-item>
          </text:list>
        </text:list-item>
        <text:list-item>
          <text:p text:style-name="P2">What are the advantages of incremental/iterative model?</text:p>
          <text:list>
            <text:list-item>
              <text:p text:style-name="P3">A) price on requirements changes are less </text:p>
            </text:list-item>
            <text:list-item>
              <text:p text:style-name="P3">b) easier to get feedback </text:p>
            </text:list-item>
            <text:list-item>
              <text:p text:style-name="P3">c) customer gets earlier an opportunity to use part of the product and obtain the related value where use nd value comes in the very end when using waterfall</text:p>
            </text:list-item>
          </text:list>
        </text:list-item>
        <text:list-item>
          <text:p text:style-name="P2">What disadvantages are there?</text:p>
          <text:list>
            <text:list-item>
              <text:p text:style-name="P3"><text:soft-page-break/>A) The proces is invisible – management support for measurable progress can increase documentation cost </text:p>
            </text:list-item>
            <text:list-item>
              <text:p text:style-name="P3">b) <text:span text:style-name="T1">a </text:span>software systems infrastructure tends to deterioate, as new increments are added</text:p>
            </text:list-item>
          </text:list>
        </text:list-item>
        <text:list-item>
          <text:p text:style-name="P2">How can I determine if incremental/iterative or waterfall fits me?</text:p>
          <text:list>
            <text:list-item>
              <text:p text:style-name="P2">The choice of project is made according to the requirements. Whenever the concern is documentation we will make choice of waterfall model. And when our concern is making software that readily accepts change we will choose incremental model.</text:p>
            </text:list-item>
          </text:list>
        </text:list-item>
        <text:list-item>
          <text:p text:style-name="P2">Plan driven versus agile processes?</text:p>
          <text:list>
            <text:list-item>
              <text:p text:style-name="P3"><text:a xlink:type="simple" xlink:href="https://www.seguetech.com/waterfall-vs-agile-methodology/" text:style-name="Internet_20_link" text:visited-style-name="Visited_20_Internet_20_Link">https://www.seguetech.com/waterfall-vs-agile-methodology/</text:a> </text:p>
            </text:list-item>
          </text:list>
        </text:list-item>
        <text:list-item>
          <text:p text:style-name="P2">Describe how the incremental model works</text:p>
          <text:list>
            <text:list-item>
              <text:p text:style-name="P3">Specification, development and validation are interleaved.</text:p>
            </text:list-item>
          </text:list>
        </text:list-item>
        <text:list-item>
          <text:p text:style-name="P2">Describe Integration and Configuration process model</text:p>
          <text:list>
            <text:list-item>
              <text:p text:style-name="P3">The system is assembled from existing configurable components. May be plan-driven or agi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2:50:07.139859290</meta:creation-date>
    <dc:date>2019-01-05T13:36:13.262433451</dc:date>
    <meta:editing-duration>PT9M2S</meta:editing-duration>
    <meta:editing-cycles>2</meta:editing-cycles>
    <meta:generator>LibreOffice/6.1.4.2$Linux_X86_64 LibreOffice_project/10$Build-2</meta:generator>
    <meta:document-statistic meta:table-count="0" meta:image-count="0" meta:object-count="0" meta:page-count="2" meta:paragraph-count="34" meta:word-count="349" meta:character-count="2209" meta:non-whitespace-character-count="1915"/>
  </office:meta>
</office:document-meta>
</file>